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o" fo:language="de" fo:country="DE" fo:font-weight="bold" officeooo:rsid="001acdaa" officeooo:paragraph-rsid="001acdaa" style:font-size-asian="10.5pt" style:font-weight-asian="bold" style:font-weight-complex="bold"/>
    </style:style>
    <style:style style:name="P2" style:family="paragraph" style:parent-style-name="Standard">
      <style:text-properties style:font-name="Lato" fo:language="de" fo:country="DE" officeooo:rsid="001acdaa" officeooo:paragraph-rsid="001acdaa" style:font-size-asian="10.5pt"/>
    </style:style>
    <style:style style:name="P3" style:family="paragraph" style:parent-style-name="Standard">
      <style:paragraph-properties fo:line-height="150%"/>
      <style:text-properties style:font-name="Lato" fo:language="de" fo:country="DE" officeooo:rsid="001acdaa" officeooo:paragraph-rsid="001acdaa" style:font-size-asian="10.5pt"/>
    </style:style>
    <style:style style:name="P4" style:family="paragraph" style:parent-style-name="Standard" style:list-style-name="L1">
      <style:paragraph-properties fo:line-height="150%"/>
      <style:text-properties style:font-name="Lato" fo:language="de" fo:country="DE" officeooo:rsid="001acdaa" officeooo:paragraph-rsid="001acdaa" style:font-size-asian="10.5pt"/>
    </style:style>
    <style:style style:name="P5" style:family="paragraph" style:parent-style-name="Standard">
      <style:text-properties style:font-name="Lato" fo:language="de" fo:country="DE" fo:font-weight="normal" officeooo:rsid="001acdaa" officeooo:paragraph-rsid="001ae82b" style:font-size-asian="10.5pt" style:font-weight-asian="normal" style:font-weight-complex="normal"/>
    </style:style>
    <style:style style:name="P6" style:family="paragraph" style:parent-style-name="Standard" style:list-style-name="L2">
      <style:text-properties style:font-name="Lato" fo:language="de" fo:country="DE" fo:font-weight="normal" officeooo:rsid="001acdaa" officeooo:paragraph-rsid="001acdaa" style:font-size-asian="10.5pt" style:font-weight-asian="normal" style:font-weight-complex="normal"/>
    </style:style>
    <style:style style:name="P7" style:family="paragraph" style:parent-style-name="Standard" style:list-style-name="L2">
      <style:text-properties style:font-name="Lato" fo:language="de" fo:country="DE" fo:font-weight="normal" officeooo:rsid="001acdaa" officeooo:paragraph-rsid="001f748e" style:font-size-asian="10.5pt" style:font-weight-asian="normal" style:font-weight-complex="normal"/>
    </style:style>
    <style:style style:name="P8" style:family="paragraph" style:parent-style-name="Standard">
      <style:text-properties style:font-name="Lato" fo:language="de" fo:country="DE" fo:font-weight="normal" officeooo:rsid="001f748e" officeooo:paragraph-rsid="001f748e" style:font-size-asian="10.5pt" style:font-weight-asian="normal" style:font-weight-complex="normal"/>
    </style:style>
    <style:style style:name="P9" style:family="paragraph" style:parent-style-name="Standard" style:list-style-name="L3">
      <style:text-properties style:font-name="Lato" fo:language="de" fo:country="DE" fo:font-weight="normal" officeooo:rsid="001f748e" officeooo:paragraph-rsid="001f748e" style:font-size-asian="10.5pt" style:font-weight-asian="normal" style:font-weight-complex="normal"/>
    </style:style>
    <style:style style:name="P10" style:family="paragraph" style:parent-style-name="Standard">
      <style:text-properties style:font-name="Lato" fo:language="de" fo:country="DE" fo:font-weight="normal" officeooo:rsid="001ae82b" officeooo:paragraph-rsid="001ae82b" style:font-size-asian="10.5pt" style:font-weight-asian="normal" style:font-weight-complex="normal"/>
    </style:style>
    <style:style style:name="P11" style:family="paragraph" style:parent-style-name="Standard">
      <style:text-properties style:font-name="Lato" fo:language="de" fo:country="DE" fo:font-weight="normal" officeooo:rsid="001ae82b" officeooo:paragraph-rsid="001c9a78" style:font-size-asian="10.5pt" style:font-weight-asian="normal" style:font-weight-complex="normal"/>
    </style:style>
    <style:style style:name="P12" style:family="paragraph" style:parent-style-name="Standard">
      <style:text-properties style:font-name="Lato" fo:language="de" fo:country="DE" fo:font-weight="normal" officeooo:rsid="001ae82b" officeooo:paragraph-rsid="001acdaa" style:font-size-asian="10.5pt" style:font-weight-asian="normal" style:font-weight-complex="normal"/>
    </style:style>
    <style:style style:name="P13" style:family="paragraph" style:parent-style-name="Standard">
      <style:text-properties style:font-name="Lato" fo:language="de" fo:country="DE" fo:font-weight="normal" officeooo:rsid="001c9a78" officeooo:paragraph-rsid="001c9a78" style:font-size-asian="10.5pt" style:font-weight-asian="normal" style:font-weight-complex="normal"/>
    </style:style>
    <style:style style:name="P14" style:family="paragraph" style:parent-style-name="Standard">
      <style:text-properties style:font-name="Lato" fo:font-size="14pt" fo:language="de" fo:country="DE" fo:font-weight="bold" officeooo:rsid="001ae82b" officeooo:paragraph-rsid="001ae82b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ato" fo:font-size="13pt" fo:language="de" fo:country="DE" fo:font-weight="bold" officeooo:rsid="001acdaa" officeooo:paragraph-rsid="001acdaa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Lato" fo:font-size="13pt" fo:language="de" fo:country="DE" fo:font-weight="bold" officeooo:rsid="001ae82b" officeooo:paragraph-rsid="001ae82b" style:font-size-asian="13pt" style:font-weight-asian="bold" style:font-size-complex="13pt" style:font-weight-complex="bold"/>
    </style:style>
    <style:style style:name="T1" style:family="text">
      <style:text-properties officeooo:rsid="001ae82b"/>
    </style:style>
    <style:style style:name="T2" style:family="text">
      <style:text-properties officeooo:rsid="001c9a78"/>
    </style:style>
    <style:style style:name="T3" style:family="text">
      <style:text-properties officeooo:rsid="001f748e"/>
    </style:style>
    <style:style style:name="T4" style:family="text">
      <style:text-properties officeooo:rsid="001f81fc"/>
    </style:style>
    <style:style style:name="T5" style:family="text">
      <style:text-properties officeooo:rsid="00216a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eamaufteilung</text:p>
      <text:p text:style-name="P3"/>
      <text:list xml:id="list7812641109596475081" text:style-name="L1">
        <text:list-item>
          <text:p text:style-name="P4">Projektleitung: Tom</text:p>
        </text:list-item>
        <text:list-item>
          <text:p text:style-name="P4">Mockup: Mihail, Jan, Albert</text:p>
        </text:list-item>
        <text:list-item>
          <text:p text:style-name="P4">Protokollierung: Dominic</text:p>
        </text:list-item>
        <text:list-item>
          <text:p text:style-name="P4">Koordination: Tom</text:p>
        </text:list-item>
        <text:list-item>
          <text:p text:style-name="P4">Dokumentation: Jan/Albert</text:p>
        </text:list-item>
      </text:list>
      <text:p text:style-name="P2"/>
      <text:p text:style-name="P16">Pflichtenheft</text:p>
      <text:p text:style-name="P1"/>
      <text:list xml:id="list5204868595760067460" text:style-name="L2">
        <text:list-item>
          <text:p text:style-name="P6">Die App erlaubt das Erstellen, Anzeigen, Bearbeiten und Löschen von T<text:span text:style-name="T3">agebucheinträgen in Textform</text:span>.</text:p>
        </text:list-item>
        <text:list-item>
          <text:p text:style-name="P7">Die App erlaubt das Erstellen, Abspielen und Löschen von S<text:span text:style-name="T3">prach- und Fotoformaten</text:span>.</text:p>
        </text:list-item>
        <text:list-item>
          <text:p text:style-name="P6">Die angelegten Einträge sollen persistent abgelegt werden, <text:span text:style-name="T3">in Formvon XML-, Audio und Foto Dateien in Form einer Datenbank.</text:span></text:p>
        </text:list-item>
        <text:list-item>
          <text:p text:style-name="P6"><text:span text:style-name="T3">Möglichkeit einzelne Inhalte zu teilen, durch implementieren einer Share Funktion</text:span></text:p>
        </text:list-item>
        <text:list-item>
          <text:p text:style-name="P6">Die App soll unter Android 4 und aufwärts <text:span text:style-name="T3">kompatibel</text:span> sein.</text:p>
        </text:list-item>
        <text:list-item>
          <text:p text:style-name="P6"><text:span text:style-name="T1">App soll intuitiv nutzbar sein.</text:span></text:p>
          <text:p text:style-name="P6"/>
        </text:list-item>
      </text:list>
      <text:p text:style-name="P8">[Extra Features]</text:p>
      <text:p text:style-name="P8"/>
      <text:list xml:id="list8865652034515143644" text:style-name="L3">
        <text:list-item>
          <text:p text:style-name="P9">Zeitstempel der letzen <text:span text:style-name="T4">B</text:span>earbeitung</text:p>
        </text:list-item>
        <text:list-item>
          <text:p text:style-name="P9">Customizale User Interface (Hinterfrund, Schriftart, etc.)</text:p>
        </text:list-item>
        <text:list-item>
          <text:p text:style-name="P9"><text:span text:style-name="T4">Sicherheit durch PIN</text:span></text:p>
        </text:list-item>
        <text:list-item>
          <text:p text:style-name="P9"><text:span text:style-name="T4">Abspeichern von Videoaufnahmen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3:50:36.966861917</meta:creation-date>
    <dc:date>2016-11-21T22:24:51.070689925</dc:date>
    <meta:editing-duration>PT49M59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116" meta:character-count="786" meta:non-whitespace-character-count="704"/>
  </office:meta>
</office:document-meta>
</file>